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style:tab-stops>
          <style:tab-stop style:position="5.556cm"/>
        </style:tab-stops>
      </style:paragraph-properties>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fo:font-variant="normal" fo:text-transform="none" fo:color="#000000" style:font-name="song" fo:font-size="9pt" fo:letter-spacing="normal" fo:font-style="normal" fo:font-weight="normal"/>
    </style:style>
    <style:style style:name="P29"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1"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 style:family="paragraph" style:parent-style-name="Table_20_Contents">
      <style:text-properties style:font-name="Courier New" fo:font-weight="bold" style:font-name-asian="Courier New" style:font-weight-asian="bold" style:font-weight-complex="bold"/>
    </style:style>
    <style:style style:name="P34" style:family="paragraph" style:parent-style-name="Table_20_Contents">
      <style:text-properties style:font-name="Tahoma" style:font-name-asian="Tahoma" style:font-name-complex="Tahoma"/>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style:font-name-asian="Times New Roman" style:font-name-complex="Tahoma"/>
    </style:style>
    <style:style style:name="P37" style:family="paragraph" style:parent-style-name="Table_20_Contents">
      <style:text-properties style:language-asian="zh" style:country-asian="CN"/>
    </style:style>
    <style:style style:name="P38" style:family="paragraph" style:parent-style-name="Table_20_Contents">
      <style:text-properties style:language-asian="ja" style:country-asian="JP"/>
    </style:style>
    <style:style style:name="P3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Contents_20_2">
      <style:paragraph-properties>
        <style:tab-stops>
          <style:tab-stop style:position="19.006cm" style:type="right" style:leader-style="dotted" style:leader-text="."/>
        </style:tab-stops>
      </style:paragraph-properties>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1">第一节关于libcstl<text:tab/>5</text:p>
          <text:p text:style-name="P42">第二章libcstl库的基本结构<text:tab/>6</text:p>
          <text:p text:style-name="P41">第一节libcstl的组成部分<text:tab/>6</text:p>
          <text:p text:style-name="P41">第二节容器与迭代器<text:tab/>6</text:p>
          <text:p text:style-name="P41">第三节内存管理<text:tab/>7</text:p>
          <text:p text:style-name="P41">第四节算法和函数<text:tab/>8</text:p>
          <text:p text:style-name="P41">第五节类型机制<text:tab/>9</text:p>
          <text:p text:style-name="P42">第三章libcstl内存管理<text:tab/>11</text:p>
          <text:p text:style-name="P41">第一节小内存管理机制<text:tab/>11</text:p>
          <text:p text:style-name="P41">第二节内存管理代码结构<text:tab/>16</text:p>
          <text:p text:style-name="P41">第三节内部接口<text:tab/>18</text:p>
          <text:p text:style-name="P42">第四章libcstl类型机制<text:tab/>20</text:p>
          <text:p text:style-name="P41">第一节类型机制<text:tab/>20</text:p>
          <text:p text:style-name="P41">第二节类型机制的代码结构<text:tab/>21</text:p>
          <text:p text:style-name="P41">第三节外部接口<text:tab/>22</text:p>
          <text:p text:style-name="P41">第四节内部接口<text:tab/>23</text:p>
          <text:p text:style-name="P41">第五节类型识别<text:tab/>26</text:p>
          <text:p text:style-name="P42">第五章libcstl迭代器<text:tab/>33</text:p>
          <text:p text:style-name="P41">第一节迭代器的机制<text:tab/>33</text:p>
          <text:p text:style-name="P41">第二节迭代器的代码结构<text:tab/>33</text:p>
          <text:p text:style-name="P41">第三节对外接口<text:tab/>34</text:p>
          <text:p text:style-name="P41">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1358146"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34492857"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4497547"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4506979"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4517806"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4514509"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4505390"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4499142"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4514139"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3">typedef union _tagmemlink </text:p>
            <text:p text:style-name="P33">{ </text:p>
            <text:p text:style-name="P33"><text:s text:c="4"/>union _tagmemlink* _pui_nextmem; <text:s/>/* 指向下一个内存块 */ </text:p>
            <text:p text:style-name="P33"><text:s text:c="4"/>_byte_t <text:s text:c="11"/>_pby_mem[1]; <text:s text:c="3"/>/* 内存块描述 */ </text:p>
            <text:p text:style-name="P33">}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3">typedef struct _tagalloc </text:p>
            <text:p text:style-name="P33">{ </text:p>
            <text:p text:style-name="P33"><text:s text:c="4"/>_memlink_t* _apt_memlink[_MEM_LINK_COUNT]; <text:s text:c="2"/>/* 内存块管理列表 */ </text:p>
            <text:p text:style-name="P33"><text:s text:c="4"/>_byte_t** <text:s text:c="2"/>_ppby_mempoolcontainer; <text:s text:c="9"/>/* 内存池管理列表 */ </text:p>
            <text:p text:style-name="P33"><text:s text:c="4"/>_byte_t* <text:s text:c="3"/>_pby_mempool; <text:s text:c="20"/>/* 未使用的内存池的开始位置 */ </text:p>
            <text:p text:style-name="P33"><text:s text:c="4"/>size_t <text:s text:c="5"/>_t_mempoolsize; <text:s text:c="17"/>/* 内存池的大小 */ </text:p>
            <text:p text:style-name="P33"><text:s text:c="4"/>size_t <text:s text:c="5"/>_t_mempoolindex; <text:s text:c="16"/>/* 当前正在使用的内存池块的索引 */ </text:p>
            <text:p text:style-name="P33"><text:s text:c="4"/>size_t <text:s text:c="5"/>_t_mempoolcount; <text:s text:c="16"/>/* 内存池块的个数 */ </text:p>
            <text:p text:style-name="P33">}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4516712"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3">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3">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3">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3">void _alloc_deallocate( </text:p>
            <text:p text:style-name="P33"><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3">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4506233"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4506316"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4506451"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3">typedef struct _tagtype </text:p>
            <text:p text:style-name="P33">{ </text:p>
            <text:p text:style-name="P33"><text:s text:c="4"/>size_t <text:s text:c="11"/>_t_typesize; <text:s text:c="23"/>/* 类型的大小 */ </text:p>
            <text:p text:style-name="P33"><text:soft-page-break/><text:s text:c="4"/>char <text:s text:c="13"/>_sz_typename[_TYPE_NAME_SIZE+1]; <text:s text:c="3"/>/* 类型的名字 */ </text:p>
            <text:p text:style-name="P33"><text:s text:c="4"/>binary_function_t _t_typecopy; <text:s text:c="23"/>/* 类型的拷贝函数 */ </text:p>
            <text:p text:style-name="P33"><text:s text:c="4"/>binary_function_t _t_typeless; <text:s text:c="23"/>/* 类型的比较函数 */ </text:p>
            <text:p text:style-name="P33"><text:s text:c="4"/>unary_function_t <text:s/>_t_typeinit; <text:s text:c="23"/>/* 类型的初始化函数 */ </text:p>
            <text:p text:style-name="P33"><text:s text:c="4"/>unary_function_t <text:s/>_t_typedestroy; <text:s text:c="20"/>/* 类型的销毁函数 */ </text:p>
            <text:p text:style-name="P33">}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3">typedef struct _tagtypenode </text:p>
            <text:p text:style-name="P33">{ </text:p>
            <text:p text:style-name="P33"><text:s text:c="4"/>char <text:s text:c="16"/>_sz_typename[_TYPE_NAME_SIZE+1]; <text:s text:c="2"/>/* 类型的名字 */ </text:p>
            <text:p text:style-name="P33"><text:s text:c="4"/>struct _tagtypenode* _pt_next; <text:s text:c="25"/>/* 下一个位置节点 */ </text:p>
            <text:p text:style-name="P33"><text:s text:c="4"/>_type_t* <text:s text:c="12"/>_pt_type; <text:s text:c="25"/>/* 类型的注册信息 */ </text:p>
            <text:p text:style-name="P33">}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3">typedef struct _tagtyperegister </text:p>
            <text:p text:style-name="P33">{ </text:p>
            <text:p text:style-name="P33"><text:s text:c="4"/>bool_t <text:s text:c="14"/>_t_isinit; <text:s text:c="31"/>/* 初始化标记 */ </text:p>
            <text:p text:style-name="P33"><text:s text:c="4"/>_typenode_t* <text:s text:c="8"/>_apt_bucket[_TYPE_REGISTER_BUCKET_COUNT]; /* 哈希表结构 */ </text:p>
            <text:p text:style-name="P33"><text:s text:c="4"/>_alloc_t <text:s text:c="12"/>_t_allocator; </text:p>
            <text:p text:style-name="P33">}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3">typedef struct _tagtypeinfo </text:p>
            <text:p text:style-name="P33">{ </text:p>
            <text:p text:style-name="P33"><text:s text:c="4"/>char <text:s text:c="8"/>_sz_typename[_TYPE_NAME_SIZE+1]; <text:s/>/* 类型的名字 */</text:p>
            <text:p text:style-name="P33"><text:s text:c="4"/>_type_t* <text:s text:c="4"/>_pt_type; <text:s text:c="24"/>/* 指向类型注册表中的类型信息 */</text:p>
            <text:p text:style-name="P33"><text:s text:c="4"/>_typestyle_t _t_style; </text:p>
            <text:p text:style-name="P33">}_typeinfo_t;</text:p>
          </table:table-cell>
        </table:table-row>
      </table:table>
      <text:p text:style-name="P11"/>
      <text:list xml:id="list34507530"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3">bool_t type_register( </text:p>
            <text:p text:style-name="P33"><text:s text:c="4"/>typename, </text:p>
            <text:p text:style-name="P33"><text:s text:c="4"/>unary_function_t t_typeinit, </text:p>
            <text:p text:style-name="P33"><text:s text:c="4"/>binary_function_t t_typecopy, </text:p>
            <text:p text:style-name="P33"><text:soft-page-break/><text:s text:c="4"/>binary_function_t t_typeless, </text:p>
            <text:p text:style-name="P33"><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3">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4508463"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3">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3">void _type_get_type_pair( </text:p>
            <text:p text:style-name="P33"><text:s text:c="4"/>_typeinfo_t* pt_typeinfofirst,</text:p>
            <text:p text:style-name="P33"><text:s text:c="4"/>_typeinfo_t* pt_typeinfosecond,</text:p>
            <text:p text:style-name="P33"><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3">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3">void _type_get_varg_value( </text:p>
            <text:p text:style-name="P33"><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3">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3">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4516652"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30">letter <text:s text:c="8"/>: [a~zA~Z]</text:p>
      <text:p text:style-name="P30">digit <text:s text:c="9"/>: [0~9]</text:p>
      <text:p text:style-name="P30">identifier <text:s/>: (letter | _)(letter | digit | \*)*</text:p>
      <text:p text:style-name="P30">sign <text:s text:c="9"/>: &lt; | , | &gt; </text:p>
      <text:p text:style-name="P30">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1">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1">slist_t <text:s text:c="3"/>deque_t <text:s text:c="4"/>stack_t <text:s text:c="3"/>queue_t <text:s text:c="3"/>priority_queue_t <text:s text:c="3"/>set_t <text:s text:c="3"/>map_t <text:s text:c="3"/>multiset_t <text:s text:c="3"/>multimap_t <text:s text:c="3"/>hash_set_t <text:s text:c="3"/>hash_map_t <text:s text:c="3"/></text:p>
      <text:p text:style-name="P31">hash_multiset_t <text:s text:c="3"/>hash_multimap_t <text:s text:c="3"/>pair_t <text:s text:c="3"/>string_t <text:s text:c="3"/>iterator_t <text:s text:c="3"/>vector_iterator_t <text:s text:c="3"/>list_iterator_t <text:s text:c="3"/>slist_iterator_t <text:s text:c="3"/></text:p>
      <text:p text:style-name="P31">deque_iterator_t <text:s text:c="3"/>set_iterator_t <text:s text:c="3"/>map_iterator_t <text:s text:c="3"/>multiset_iterator_t <text:s text:c="3"/>multimap_iterator_t <text:s text:c="3"/>hash_set_iterator_t <text:s text:c="3"/></text:p>
      <text:p text:style-name="P31">hash_map_iterator_t <text:s text:c="3"/>hash_multiset_iterator_t <text:s text:c="3"/>hash_multimap_iterator_t <text:s text:c="3"/>string_iterator_t <text:s text:c="3"/>input_iterator_t <text:s text:c="3"/></text:p>
      <text:p text:style-name="P31">output_iterator_t <text:s text:c="3"/>forward_iterator_t <text:s text:c="3"/>bidirectional_iterator_t <text:s text:c="3"/>random_access_iterator_t</text:p>
      <text:p text:style-name="P31"/>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8"><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8"><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8"><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8"><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8"><text:span text:style-name="T9">USER_DEFINE =&gt; USER_DEFINE_TYPE</text:span><text:span text:style-name="T8"> </text:span><text:span text:style-name="T21">identifier</text:span><text:span text:style-name="T8"> | identifier</text:span></text:p>
      <text:p text:style-name="P28"><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8"><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8"><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8"><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8"><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8"><text:span text:style-name="T8"><text:s text:c="14"/></text:span><text:span text:style-name="T27">bidirectional_iterator_t</text:span><text:span text:style-name="T8"> | </text:span><text:span text:style-name="T27">random_access_iterator_t</text:span></text:p>
      <text:p text:style-name="P28"><text:soft-page-break/><text:span text:style-name="T9">SEQUENCE =&gt; SEQUENCE_NAME</text:span><text:span text:style-name="T8"> &lt; </text:span><text:span text:style-name="T9">TYPE_DESCRIPT</text:span><text:span text:style-name="T8"> &gt;</text:span></text:p>
      <text:p text:style-name="P28"><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9"><text:span text:style-name="T7"><text:s text:c="21"/></text:span><text:span text:style-name="T26">hash_multiset_t</text:span></text:p>
      <text:p text:style-name="P29"><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9"><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1"/>
      <text:p text:style-name="P39"><text:tab/>首先要对此法进行处理，将此法转换成有限的状态机：</text:p>
      <text:p text:style-name="P40"><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4503433"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491033"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4493168"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4494364"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3">typedef struct _tagiterator </text:p>
            <text:p text:style-name="P33"><text:soft-page-break/>{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8"/>struct </text:p>
            <text:p text:style-name="P33"><text:s text:c="8"/>{ <text:s text:c="19"/>/* 与双端队列相关的结构 */ </text:p>
            <text:p text:style-name="P33"><text:s text:c="12"/>char* <text:s text:c="2"/>_pc_corepos; <text:s text:c="3"/>/* 数据位置 */</text:p>
            <text:p text:style-name="P33"><text:s text:c="12"/>char* <text:s text:c="2"/>_pc_first; <text:s text:c="5"/>/* 第一个数据的位置 */</text:p>
            <text:p text:style-name="P33"><text:s text:c="12"/>char* <text:s text:c="2"/>_pc_afterlast; <text:s/>/* 最后一个数据的下一个位置 */ </text:p>
            <text:p text:style-name="P33"><text:s text:c="12"/>char** <text:s/>_ppc_mappos; <text:s text:c="3"/>/* 映射表的位置 */ </text:p>
            <text:p text:style-name="P33"><text:s text:c="8"/>}_t_dequepos; </text:p>
            <text:p text:style-name="P33"><text:s text:c="8"/>struct </text:p>
            <text:p text:style-name="P33"><text:s text:c="8"/>{ <text:s text:c="19"/>/* 与avl树和rb树相关的结构 */ </text:p>
            <text:p text:style-name="P33"><text:s text:c="12"/>char* <text:s text:c="2"/>_pc_corepos; <text:s text:c="3"/>/* 数据的位置 */</text:p>
            <text:p text:style-name="P33"><text:s text:c="12"/>void* <text:s text:c="2"/>_pt_tree; <text:s text:c="6"/>/* avl树或者rb树的位置 */ </text:p>
            <text:p text:style-name="P33"><text:s text:c="8"/>}_t_treepos; </text:p>
            <text:p text:style-name="P33"><text:s text:c="8"/>struct <text:s text:c="14"/>/* 与哈希表相关的结构 */ </text:p>
            <text:p text:style-name="P33"><text:s text:c="8"/>{ </text:p>
            <text:p text:style-name="P33"><text:s text:c="12"/>char* <text:s text:c="2"/>_pc_corepos; <text:s text:c="4"/>/* 数据的位置 */</text:p>
            <text:p text:style-name="P33"><text:s text:c="12"/>char* <text:s text:c="2"/>_pc_bucketpos; <text:s text:c="2"/>/* 桶的位置 */ </text:p>
            <text:p text:style-name="P33"><text:s text:c="12"/>void* <text:s text:c="2"/>_pt_hashtable; <text:s text:c="2"/>/* 哈希表的位置 */ </text:p>
            <text:p text:style-name="P33"><text:s text:c="8"/>}_t_hashpos;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4515082"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3">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3">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3">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3">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3">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3">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3">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3">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3">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3">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3">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3">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3">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3">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3">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3">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3">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4517313"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3">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3">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3">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3">bool_t _iterator_valid_range(</text:p>
            <text:p text:style-name="P33"><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3">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3">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3">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3">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3">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3">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3">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3">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3">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511937"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4514406"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4495557"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1"/>
      <text:list xml:id="list34498244"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3">typedef struct _tagvector</text:p>
            <text:p text:style-name="P33">{</text:p>
            <text:p text:style-name="P33"><text:s text:c="4"/>_typeinfo_t _t_typeinfo; <text:s text:c="7"/>/* 数据类型信息 */</text:p>
            <text:p text:style-name="P33"><text:s text:c="4"/>_alloc_t <text:s text:c="3"/>_t_allocator; <text:s text:c="6"/>/* 内存管理 */</text:p>
            <text:p text:style-name="P33"/>
            <text:p text:style-name="P33"><text:s text:c="4"/>_byte_t* <text:s text:c="3"/>_pby_start; <text:s text:c="9"/>/* 容器的开始位置 */</text:p>
            <text:p text:style-name="P33"><text:s text:c="4"/>_byte_t* <text:s text:c="3"/>_pby_finish; <text:s text:c="8"/>/* 数据的末尾 */</text:p>
            <text:p text:style-name="P33"><text:s text:c="4"/>_byte_t* <text:s text:c="3"/>_pby_endofstorage; <text:s text:c="2"/>/* 容器内存的结束位置 */</text:p>
            <text:p text:style-name="P33">}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4507135"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3">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3">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3">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3">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3">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3">void vector_init_copy_range(</text:p>
            <text:p text:style-name="P33"><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3">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3">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3">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3">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3">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3">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3">bool_t vector_equal(</text:p>
            <text:p text:style-name="P33"><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3">bool_t vector_not_equal(</text:p>
            <text:p text:style-name="P33"><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3">bool_t vector_less(</text:p>
            <text:p text:style-name="P33"><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3">bool_t vector_less_equal(</text:p>
            <text:p text:style-name="P33"><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3">bool_t vector_greater(</text:p>
            <text:p text:style-name="P33"><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3">bool_t vector_greater_equal(</text:p>
            <text:p text:style-name="P33"><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3">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3">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3">void vector_assign_range(</text:p>
            <text:p text:style-name="P33"><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3">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3">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3">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3">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3">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3">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3">vector_iterator_t vector_insert(</text:p>
            <text:p text:style-name="P33"><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3">vector_iterator_t vector_insert_n(</text:p>
            <text:p text:style-name="P33"><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3">void vector_insert_range(</text:p>
            <text:p text:style-name="P33"><text:s text:c="4"/>vector_t* pvec_vector, vector_iterator_t it_pos,vector_iterator_t it_begin,</text:p>
            <text:p text:style-name="P33"><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3">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3">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3">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3">vector_iterator_t vector_erase_range(</text:p>
            <text:p text:style-name="P33"><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3">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3">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3">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4487254"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3">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3">bool_t _vector_iterator_equal(</text:p>
            <text:p text:style-name="P33"><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3">bool_t _vector_iterator_less(</text:p>
            <text:p text:style-name="P33"><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3">bool_t _vector_iterator_before(</text:p>
            <text:p text:style-name="P33"><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3">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3">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3">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3">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3">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3">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3">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3">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3">int _vector_iterator_minus(</text:p>
            <text:p text:style-name="P33"><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4501653"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3">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3">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3">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3">void _vector_init_elem_varg(</text:p>
            <text:p text:style-name="P33"><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3">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3">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3">void _vector_assign_elem_varg(</text:p>
            <text:p text:style-name="P33"><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3">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3">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3">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3">void _vector_resize_elem_varg(</text:p>
            <text:p text:style-name="P33"><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3">vector_iterator_t _vector_insert_n(</text:p>
            <text:p text:style-name="P33"><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3">vector_iterator_t _vector_insert_n_varg(</text:p>
            <text:p text:style-name="P33"><text:s text:c="4"/>vector_t* pvec_vector, vector_iterator_t it_pos, size_t t_count,</text:p>
            <text:p text:style-name="P33"><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3">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3">bool_t _vector_iterator_belong_to_vector(</text:p>
            <text:p text:style-name="P33"><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3">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3">bool_t _vector_same_vector_iterator_type(</text:p>
            <text:p text:style-name="P33"><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3">void _vector_get_varg_value_auxiliary(</text:p>
            <text:p text:style-name="P33"><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3">void _vector_destroy_varg_value_auxiliary(</text:p>
            <text:p text:style-name="P33"><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3">void _vector_init_elem_range_auxiliary(</text:p>
            <text:p text:style-name="P33"><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3">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3">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3">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489498"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4501939"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4510115"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text:soft-page-break/>}iterator_t;</text:p>
          </table:table-cell>
        </table:table-row>
      </table:table>
      <text:p text:style-name="P21"/>
      <text:list xml:id="list34511233"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3">typedef struct _taglistnode </text:p>
            <text:p text:style-name="P33">{ </text:p>
            <text:p text:style-name="P33"><text:s text:c="4"/>struct _taglistnode* _pt_prev; <text:s text:c="5"/>/* 前一个节点 */</text:p>
            <text:p text:style-name="P33"><text:s text:c="4"/>struct _taglistnode* _pt_next; <text:s text:c="5"/>/* 后一个节点 */</text:p>
            <text:p text:style-name="P33"><text:s text:c="4"/>_byte_t <text:s text:c="13"/>_pby_data[1]; <text:s/>/* 保存的数据 */</text:p>
            <text:p text:style-name="P33">}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3">typedef struct _taglist</text:p>
            <text:p text:style-name="P33">{ </text:p>
            <text:p text:style-name="P33"><text:s text:c="4"/>_typeinfo_t <text:s/>_t_typeinfo;</text:p>
            <text:p text:style-name="P33"><text:s text:c="4"/>_alloc_t <text:s text:c="4"/>_t_allocator;</text:p>
            <text:p text:style-name="P33"><text:s text:c="4"/>_listnode_t* _pt_node; <text:s text:c="6"/>/* 指向空白节点 */</text:p>
            <text:p text:style-name="P33">}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4485715"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3">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1"/>
      <table:table table:name="Table74" table:style-name="Table74">
        <table:table-column table:style-name="Table74.A"/>
        <table:table-row>
          <table:table-cell table:style-name="Table74.A1" office:value-type="string">
            <text:p text:style-name="P33">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3">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3">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3">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3">void list_init_copy_range(</text:p>
            <text:p text:style-name="P33"><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3">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3">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3">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3">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3">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3">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3">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3">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3">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3">bool_t list_greater_equal(</text:p>
            <text:p text:style-name="P33"><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3">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3">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3">void list_assign_range(</text:p>
            <text:p text:style-name="P33"><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3">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3">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3">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3">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3">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3">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3">list_iterator_t list_insert_n(</text:p>
            <text:p text:style-name="P33"><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3">void list_insert_range(</text:p>
            <text:p text:style-name="P33"><text:s text:c="4"/>list_t* plist_list, list_iterator_t it_pos,</text:p>
            <text:p text:style-name="P33"><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3">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3">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3">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3">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3">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3">list_iterator_t list_erase_range(</text:p>
            <text:p text:style-name="P33"><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3">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3">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3">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3">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3">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3">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3">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3">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3">void list_splice_pos(</text:p>
            <text:p text:style-name="P33"><text:s text:c="4"/>list_t* plist_list, list_iterator_t it_pos, </text:p>
            <text:p text:style-name="P33"><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3">void list_splice_range(</text:p>
            <text:p text:style-name="P33"><text:s text:c="4"/>list_t* plist_list, list_iterator_t it_pos, </text:p>
            <text:p text:style-name="P33"><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3">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3">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3">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3">void list_merge_if(</text:p>
            <text:p text:style-name="P33"><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3">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1"/>
      <text:list xml:id="list34514290"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3">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3">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3">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3">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3">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3">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3">bool_t _list_iterator_equal(</text:p>
            <text:p text:style-name="P33"><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3">int _list_iterator_distance(</text:p>
            <text:p text:style-name="P33"><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3">bool_t _list_iterator_before(</text:p>
            <text:p text:style-name="P33"><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34506808"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3">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3">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3">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3">void _list_init_elem_varg(</text:p>
            <text:p text:style-name="P33"><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3">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3">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3">void _list_assign_elem_varg(</text:p>
            <text:p text:style-name="P33"><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3">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3">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3">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3">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3">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3">void _list_resize_elem_varg(</text:p>
            <text:p text:style-name="P33"><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3">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3">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3">list_iterator_t _list_insert_n(</text:p>
            <text:p text:style-name="P33"><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3">list_iterator_t _list_insert_n_varg(</text:p>
            <text:p text:style-name="P33"><text:s text:c="4"/>list_t* plist_list, list_iterator_t it_pos, size_t t_count,</text:p>
            <text:p text:style-name="P33"><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3">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3">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3">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1"/>
      <table:table table:name="Table149" table:style-name="Table149">
        <table:table-column table:style-name="Table149.A"/>
        <table:table-row>
          <table:table-cell table:style-name="Table149.A1" office:value-type="string">
            <text:p text:style-name="P33">bool_t _list_iterator_belong_to_list(</text:p>
            <text:p text:style-name="P33"><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3">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3">bool_t _list_same_list_iterator_type(</text:p>
            <text:p text:style-name="P33"><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3">void _list_get_varg_value_auxiliary(</text:p>
            <text:p text:style-name="P33"><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3">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3">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3">void _list_transfer(</text:p>
            <text:p text:style-name="P33"><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3">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3">void _list_quick_sort(</text:p>
            <text:p text:style-name="P33"><text:s text:c="4"/>list_t* plist_list, listnode_t* pt_first, listnode_t* pt_last,</text:p>
            <text:p text:style-name="P33"><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508752"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4495995"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4515134"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struct</text:p>
            <text:p text:style-name="P33"><text:s text:c="8"/>{</text:p>
            <text:p text:style-name="P33"><text:s text:c="12"/>_byte_t* <text:s text:c="2"/>_pby_corepos; <text:s text:c="6"/>/* 引用的数据 */</text:p>
            <text:p text:style-name="P33"><text:s text:c="12"/>_byte_t* <text:s text:c="2"/>_pby_first; <text:s text:c="8"/>/* 数据块的第一个数据 */</text:p>
            <text:p text:style-name="P33"><text:s text:c="12"/>_byte_t* <text:s text:c="2"/>_pby_afterlast; <text:s text:c="4"/>/* 数据块的最后一个数据的下一个位置 */</text:p>
            <text:p text:style-name="P33"><text:s text:c="12"/>_byte_t** <text:s/>_ppby_mappos; <text:s text:c="6"/>/* 当前的数据块 */</text:p>
            <text:p text:style-name="P33"><text:s text:c="8"/>}_t_dequepos;</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3"/>
      <text:list xml:id="list34488034"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3">typedef _byte_t** <text:s/>_mappointer_t;</text:p>
            <text:p text:style-name="P33">typedef struct _tagdeque</text:p>
            <text:p text:style-name="P33">{</text:p>
            <text:p text:style-name="P33"><text:s text:c="4"/>_typeinfo_t <text:s text:c="5"/>_t_typeinfo;</text:p>
            <text:p text:style-name="P33"><text:s text:c="4"/>_alloc_t <text:s text:c="8"/>_t_allocater;</text:p>
            <text:p text:style-name="P33"><text:s text:c="4"/>_mappointer_t <text:s text:c="3"/>_ppby_map; <text:s text:c="5"/>/* 数据块管理表 */</text:p>
            <text:p text:style-name="P33"><text:s text:c="4"/>size_t <text:s text:c="10"/>_t_mapsize; <text:s text:c="4"/>/* 数据块管理表的大小 */</text:p>
            <text:p text:style-name="P33"><text:s text:c="4"/>deque_iterator_t _t_start; <text:s text:c="6"/>/* 指向deque开头的迭代器 */</text:p>
            <text:p text:style-name="P33"><text:s text:c="4"/>deque_iterator_t _t_finish; <text:s text:c="5"/>/* 指向deque末尾的迭代器 */</text:p>
            <text:p text:style-name="P33">}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4511075"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7">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3">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3">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3">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3">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3">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3">void deque_init_copy_range(</text:p>
            <text:p text:style-name="P33"><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3">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3">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3">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3">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3">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3">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3">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3">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3">void deque_assign_range(</text:p>
            <text:p text:style-name="P33"><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3">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3">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3">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3">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3">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3">bool_t deque_greater_equal(</text:p>
            <text:p text:style-name="P33"><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3">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3">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3">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3">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3">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3">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3">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3">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3">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3">deque_iterator_t deque_insert_n(</text:p>
            <text:p text:style-name="P33"><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3">void deque_insert_range(</text:p>
            <text:p text:style-name="P33"><text:s text:c="4"/>deque_t* pdeq_deque, deque_iterator_t it_pos,</text:p>
            <text:p text:style-name="P33"><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3">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3">deque_iterator_t deque_erase_range(</text:p>
            <text:p text:style-name="P33"><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3">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3">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3">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4502954"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3">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3">bool_t _deque_iterator_equal(</text:p>
            <text:p text:style-name="P33"><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3">bool_t _deque_iterator_less(</text:p>
            <text:p text:style-name="P33"><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3">bool_t _deque_iterator_before(</text:p>
            <text:p text:style-name="P33"><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3">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3">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3">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3">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3">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3">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3">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3">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3">int _deque_iterator_minus(</text:p>
            <text:p text:style-name="P33"><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4505854"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3">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3">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3">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3">void _deque_init_elem_varg(</text:p>
            <text:p text:style-name="P33"><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3">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3">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3">void _deque_assign_elem_varg(</text:p>
            <text:p text:style-name="P33"><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3">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3">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3">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3">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3">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3">void _deque_resize_elem_varg(</text:p>
            <text:p text:style-name="P33"><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3">deque_iterator_t _deque_insert_n(</text:p>
            <text:p text:style-name="P33"><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3">deque_iterator_t _deque_insert_n_varg(</text:p>
            <text:p text:style-name="P33"><text:s text:c="4"/>deque_t* pdeq_deque, deque_iterator_t it_pos, size_t t_count,</text:p>
            <text:p text:style-name="P33"><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3">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3">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1"/>
      <table:table table:name="Table233" table:style-name="Table233">
        <table:table-column table:style-name="Table233.A"/>
        <table:table-row>
          <table:table-cell table:style-name="Table233.A1" office:value-type="string">
            <text:p text:style-name="P33">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1"/>
      <table:table table:name="Table234" table:style-name="Table234">
        <table:table-column table:style-name="Table234.A"/>
        <table:table-row>
          <table:table-cell table:style-name="Table234.A1" office:value-type="string">
            <text:p text:style-name="P33">bool_t _deque_iterator_belong_to_deque(</text:p>
            <text:p text:style-name="P33"><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3">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3">bool_t _deque_same_deque_iterator_type(</text:p>
            <text:p text:style-name="P33"><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3">void _deque_get_varg_value_auxiliary(</text:p>
            <text:p text:style-name="P33"><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3">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3">void _deque_init_elem_range_auxiliary(</text:p>
            <text:p text:style-name="P33"><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3">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3">deque_iterator_t _deque_expand_at_end(</text:p>
            <text:p text:style-name="P33"><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3">deque_iterator_t _deque_expand_at_begin(</text:p>
            <text:p text:style-name="P33"><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3">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3">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3">deque_iterator_t _deque_move_elem_to_end(</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3">deque_iterator_t _deque_move_elem_to_begin(</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487170"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4485743"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4515719"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oft-page-break/><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1"/>
      <text:list xml:id="list34510954"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3">typedef struct _tagslistnode</text:p>
            <text:p text:style-name="P33">{ </text:p>
            <text:p text:style-name="P33"><text:s text:c="4"/>struct _tagslistnode* _pt_next;</text:p>
            <text:p text:style-name="P33"><text:s text:c="4"/>char <text:s text:c="17"/>_pc_data[1];</text:p>
            <text:p text:style-name="P33">}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3">typedef struct _tagslist</text:p>
            <text:p text:style-name="P33">{ </text:p>
            <text:p text:style-name="P33"><text:s text:c="4"/>_typeinfo_t <text:s/>_t_typeinfo;</text:p>
            <text:p text:style-name="P33"><text:s text:c="4"/>_alloc_t <text:s text:c="4"/>_t_allocater;</text:p>
            <text:p text:style-name="P33"><text:s text:c="4"/>slistnode_t <text:s/>_t_head;</text:p>
            <text:p text:style-name="P33">}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4487930"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3">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3">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3">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3">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3">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3">void slist_init_copy_range(</text:p>
            <text:p text:style-name="P33"><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3">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3">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3">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3">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3">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3">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3">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3">bool_t slist_less_equal(</text:p>
            <text:p text:style-name="P33"><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3">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3">bool_t slist_greater_equal(</text:p>
            <text:p text:style-name="P33"><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3">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3">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3">void slist_assign_range(</text:p>
            <text:p text:style-name="P33"><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3">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3">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3">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3">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3">slist_iterator_t slist_previous(</text:p>
            <text:p text:style-name="P33"><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3">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3">slist_iterator_t slist_insert_n(</text:p>
            <text:p text:style-name="P33"><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3">void slist_insert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3">slist_iterator_t slist_insert_after(</text:p>
            <text:p text:style-name="P33"><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3">slist_iterator_t slist_insert_after_n(</text:p>
            <text:p text:style-name="P33"><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3">void slist_insert_after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3">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3">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3">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3">slist_iterator_t slist_erase_range(</text:p>
            <text:p text:style-name="P33"><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3">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3">slist_iterator_t slist_erase_after_range(</text:p>
            <text:p text:style-name="P33"><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3">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3">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3">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3">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3">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3">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3">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3">void slist_splice(</text:p>
            <text:p text:style-name="P33"><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3">void slist_splice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3">void slist_splice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3">void slist_splice_after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3">void slist_splice_after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3">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3">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3">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3">void slist_merge_if(</text:p>
            <text:p text:style-name="P33"><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3">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1"/>
      <text:list xml:id="list34490073"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3">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3">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3">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3">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3">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3">bool_t _slist_iterator_equal(</text:p>
            <text:p text:style-name="P33"><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3">int _slist_iterator_distance(</text:p>
            <text:p text:style-name="P33"><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3">bool_t _slist_iterator_before(</text:p>
            <text:p text:style-name="P33"><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1"/>
      <text:list xml:id="list34516983"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3">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3">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3">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3">void _slist_init_elem_varg(</text:p>
            <text:p text:style-name="P33"><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3">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3">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3">void _slist_assign_elem_varg(</text:p>
            <text:p text:style-name="P33"><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3">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3">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3">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3">void _slist_resize_elem_varg(</text:p>
            <text:p text:style-name="P33"><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3">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3">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3">slist_iterator_t _slist_insert(</text:p>
            <text:p text:style-name="P33"><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3">void _slist_insert_n(</text:p>
            <text:p text:style-name="P33"><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3">slist_iterator_t _slist_insert_after(</text:p>
            <text:p text:style-name="P33"><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3">void _slist_insert_after_n(</text:p>
            <text:p text:style-name="P33"><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3">void _slist_insert_after_n_varg(</text:p>
            <text:p text:style-name="P33"><text:s text:c="4"/>slist_t* pslist_slist, slist_iterator_t it_pos, size_t t_count,</text:p>
            <text:p text:style-name="P33"><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3">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3">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3">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3">bool_t _slist_iterator_belong_to_slist(</text:p>
            <text:p text:style-name="P33"><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3">bool_t _slist_same_type(</text:p>
            <text:p text:style-name="P33"><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3">bool_t _slist_same_slist_iterator_type(</text:p>
            <text:p text:style-name="P33"><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3">void _slist_get_varg_value_auxiliary(</text:p>
            <text:p text:style-name="P33"><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3">void _slist_destroy_varg_value_auxiliary(</text:p>
            <text:p text:style-name="P33"><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3">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3">void _slist_transf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3">void _slist_transfer_aft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495319"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4512946"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4491674"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3">typedef struct _tagstack</text:p>
            <text:p text:style-name="P33">{ </text:p>
            <text:p text:style-name="P33">#if defined (CSTL_STACK_VECTOR_SEQUENCE)</text:p>
            <text:p text:style-name="P33"><text:s text:c="4"/>vector_t _t_sequence;</text:p>
            <text:p text:style-name="P33">#elif defined (CSTL_STACK_LIST_SEQUENCE)</text:p>
            <text:p text:style-name="P33"><text:s text:c="4"/>list_t <text:s text:c="2"/>_t_sequence;</text:p>
            <text:p text:style-name="P33">#else</text:p>
            <text:p text:style-name="P33"><text:s text:c="4"/>deque_t <text:s/>_t_sequence;</text:p>
            <text:p text:style-name="P33">#endif</text:p>
            <text:p text:style-name="P33">}stack_t;</text:p>
          </table:table-cell>
        </table:table-row>
      </table:table>
      <text:p text:style-name="P21"/>
      <text:list xml:id="list34513975"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3">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3">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3">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3">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3">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3">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3">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3">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3">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3">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3">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3">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3">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3">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3">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3">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1"/>
      <text:list xml:id="list34493681"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3">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3">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3">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3">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3">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501234"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4493990"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4493875"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3">typedef struct _tagqueue</text:p>
            <text:p text:style-name="P33">{</text:p>
            <text:p text:style-name="P33">#if defined (CSTL_QUEUE_LIST_SEQUENCE)</text:p>
            <text:p text:style-name="P33"><text:s text:c="4"/>list_t <text:s text:c="2"/>_t_sequence;</text:p>
            <text:p text:style-name="P33">#else</text:p>
            <text:p text:style-name="P33"><text:s text:c="4"/>deque_t <text:s/>_t_sequence;</text:p>
            <text:p text:style-name="P33">#endif</text:p>
            <text:p text:style-name="P33">}queue_t;</text:p>
          </table:table-cell>
        </table:table-row>
      </table:table>
      <text:p text:style-name="P21"/>
      <text:list xml:id="list34503055"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3">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3">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3">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3">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3">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3">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3">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3">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3">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3">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3">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3">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3">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3">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3">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3">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3">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1"/>
      <text:list xml:id="list34504506"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3">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3">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3">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3">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3">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492579"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4493356"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3">#include &lt;string&gt;</text:p>
            <text:p text:style-name="P33">#include &lt;vector&gt;</text:p>
            <text:p text:style-name="P33">#include &lt;utility&gt;</text:p>
            <text:p text:style-name="P33">#include &lt;iostream&gt;</text:p>
            <text:p text:style-name="P33"/>
            <text:p text:style-name="P33">int main(int argc, char* argv[])</text:p>
            <text:p text:style-name="P33">{</text:p>
            <text:p text:style-name="P33"><text:s text:c="4"/>std::basic_string&lt;int&gt; nstr;</text:p>
            <text:p text:style-name="P33"><text:s text:c="4"/>std::vector&lt;int&gt; nvec;</text:p>
            <text:p text:style-name="P33"/>
            <text:p text:style-name="P33"><text:s text:c="4"/>nvec.push_back(9);</text:p>
            <text:p text:style-name="P33"><text:s text:c="4"/>nvec.push_back(4);</text:p>
            <text:p text:style-name="P33"><text:s text:c="4"/>nvec.push_back(0);</text:p>
            <text:p text:style-name="P33"><text:s text:c="4"/>nvec.push_back(5);</text:p>
            <text:p text:style-name="P33"><text:s text:c="4"/>nstr.append(&amp;nvec[0]);</text:p>
            <text:p text:style-name="P33"><text:s text:c="4"/>std::cout &lt;&lt; nstr.size() &lt;&lt; std::endl;</text:p>
            <text:p text:style-name="P33"/>
            <text:p text:style-name="P33"><text:s text:c="4"/>int v[5] = {2, 4, 5, 1, 5};</text:p>
            <text:p text:style-name="P33"><text:s text:c="4"/>nstr.clear();</text:p>
            <text:p text:style-name="P33"><text:s text:c="4"/>nstr.append(v);</text:p>
            <text:p text:style-name="P33"><text:s text:c="4"/>std::cout &lt;&lt; nstr.size() &lt;&lt; std::endl;</text:p>
            <text:p text:style-name="P33"/>
            <text:p text:style-name="P33"><text:s text:c="4"/>std::basic_string&lt;std::pair&lt;int, int&gt; &gt; pstr;</text:p>
            <text:p text:style-name="P33"><text:s text:c="4"/>std::vector&lt;std::pair&lt;int, int&gt; &gt; pvec;</text:p>
            <text:p text:style-name="P33"><text:s text:c="4"/>pvec.push_back(std::make_pair(0, 5));</text:p>
            <text:p text:style-name="P33"><text:s text:c="4"/>pvec.push_back(std::make_pair(3, 0));</text:p>
            <text:p text:style-name="P33"><text:s text:c="4"/>pvec.push_back(std::make_pair(0, 0));</text:p>
            <text:p text:style-name="P33"><text:soft-page-break/><text:s text:c="4"/>pvec.push_back(std::make_pair(4, 4));</text:p>
            <text:p text:style-name="P33"/>
            <text:p text:style-name="P33"><text:s text:c="4"/>pstr.append(&amp;pvec[0]);</text:p>
            <text:p text:style-name="P33"><text:s text:c="4"/>std::cout &lt;&lt; pstr.size() &lt;&lt; std::endl;</text:p>
            <text:p text:style-name="P33"/>
            <text:p text:style-name="P33"><text:s text:c="4"/>return 0;</text:p>
            <text:p text:style-name="P33">}</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4490964"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4502354"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3">typedef struct _tagbasicstring</text:p>
            <text:p text:style-name="P33">{</text:p>
            <text:p text:style-name="P33"><text:s text:c="4"/>vector_t _t_vector;</text:p>
            <text:p text:style-name="P33">}basic_string_t;</text:p>
          </table:table-cell>
        </table:table-row>
      </table:table>
      <text:p text:style-name="P21"/>
      <text:list xml:id="list34492668"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8">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8">basic_string_compare</text:p>
          </table:table-cell>
          <table:table-cell table:style-name="Table411.B2" office:value-type="string">
            <text:p text:style-name="P37">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3">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3">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3">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3">void basic_string_init_cstr(</text:p>
            <text:p text:style-name="P33"><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3">void basic_string_init_subcstr(</text:p>
            <text:p text:style-name="P33"><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3">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3">void basic_string_init_copy_substring(</text:p>
            <text:p text:style-name="P33"><text:s text:c="4"/>basic_string_t* pt_dest, const basic_string_t* pt_src,</text:p>
            <text:p text:style-name="P33"><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3">void basic_string_init_copy_range(basic_string_t* pt_basic_string,</text:p>
            <text:p text:style-name="P33"><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3">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3">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3">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3">size_t basic_string_copy(const basic_string_t* cpt_basic_string,</text:p>
            <text:p text:style-name="P33"><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3">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3">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3">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3">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3">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3">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3">bool_t basic_string_equal(</text:p>
            <text:p text:style-name="P33"><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3">bool_t basic_string_not_equal(</text:p>
            <text:p text:style-name="P33"><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3">bool_t basic_string_less(</text:p>
            <text:p text:style-name="P33"><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3">bool_t basic_string_less_equal(</text:p>
            <text:p text:style-name="P33"><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3">bool_t basic_string_greater(</text:p>
            <text:p text:style-name="P33"><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3">bool_t basic_string_greater_equal(</text:p>
            <text:p text:style-name="P33"><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3">bool_t basic_string_equal_cstr(</text:p>
            <text:p text:style-name="P33"><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3">bool_t basic_string_not_equal_cstr(</text:p>
            <text:p text:style-name="P33"><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3">bool_t basic_string_less_cstr(</text:p>
            <text:p text:style-name="P33"><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3">bool_t basic_string_less_equal_cstr(</text:p>
            <text:p text:style-name="P33"><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3">bool_t basic_string_greater_cstr(</text:p>
            <text:p text:style-name="P33"><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3">bool_t basic_string_greater_equal_cstr(</text:p>
            <text:p text:style-name="P33"><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3">int basic_string_compare(</text:p>
            <text:p text:style-name="P33"><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3">int basic_string_compare_substring_string(</text:p>
            <text:p text:style-name="P33"><text:s text:c="4"/>const basic_string_t* cpt_first, size_t t_pos, size_t t_len,</text:p>
            <text:p text:style-name="P33"><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3">int basic_string_compare_substring_substring(</text:p>
            <text:p text:style-name="P33"><text:s text:c="4"/>const basic_string_t* cpt_first, size_t t_firstpos, size_t t_firstlen,</text:p>
            <text:p text:style-name="P33"><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3">int basic_string_compare_cstr(</text:p>
            <text:p text:style-name="P33"><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3">int basic_string_compare_substring_cstr(</text:p>
            <text:p text:style-name="P33"><text:s text:c="4"/>const basic_string_t* cpt_basic_string, size_t t_pos, size_t t_len,</text:p>
            <text:p text:style-name="P33"><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3">int basic_string_compare_substring_subcstr(</text:p>
            <text:p text:style-name="P33"><text:s text:c="4"/>const basic_string_t* cpt_basic_string, size_t t_pos, size_t t_len,</text:p>
            <text:p text:style-name="P33"><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3">basic_string_t* basic_string_substr(</text:p>
            <text:p text:style-name="P33"><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3">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3">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3">void basic_string_connect_cstr(</text:p>
            <text:p text:style-name="P33"><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3">size_t basic_string_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3">size_t basic_string_find_cstr(</text:p>
            <text:p text:style-name="P33"><text:soft-page-break/><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3">size_t basic_string_find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3">size_t basic_string_find_elem(</text:p>
            <text:p text:style-name="P33"><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3">size_t basic_string_r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3">size_t basic_string_rfind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3">size_t basic_string_rfind_subcstr(</text:p>
            <text:p text:style-name="P33"><text:soft-page-break/><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3">size_t basic_string_rfind_elem(</text:p>
            <text:p text:style-name="P33"><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3">size_t basic_string_find_firs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3">size_t basic_string_find_fir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3">size_t basic_string_find_fir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3">size_t basic_string_find_first_of_elem(</text:p>
            <text:p text:style-name="P33"><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3">size_t basic_string_find_fir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3">size_t basic_string_find_fir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3">size_t basic_string_find_fir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3">size_t basic_string_find_first_not_of_elem(</text:p>
            <text:p text:style-name="P33"><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3">size_t basic_string_find_last_of(</text:p>
            <text:p text:style-name="P33"><text:s text:c="4"/>const basic_string_t* cpt_basic_string, const basic_string_t* cpt_find,</text:p>
            <text:p text:style-name="P33"><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3">size_t basic_string_find_la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3">size_t basic_string_find_la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3">size_t basic_string_find_las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3">size_t basic_string_find_la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3">size_t basic_string_find_la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3">size_t basic_string_find_la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3">size_t basic_string_find_last_no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3">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3">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3">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3">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3">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3">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3">void basic_string_assign_substring(</text:p>
            <text:p text:style-name="P33"><text:s text:c="4"/>basic_string_t* pt_dest, const basic_string_t* cpt_src,</text:p>
            <text:p text:style-name="P33"><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3">void basic_string_assign_cstr(</text:p>
            <text:p text:style-name="P33"><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3">void basic_string_assign_subcstr(</text:p>
            <text:p text:style-name="P33"><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3">void<text:span text:style-name="T38">　</text:span><text:span text:style-name="T37">basic_string</text:span>_assign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3">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3">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3">void basic_string_append_substring(</text:p>
            <text:p text:style-name="P33"><text:s text:c="4"/>basic_string_t* pt_dest, const basic_string_t* cpt_src,</text:p>
            <text:p text:style-name="P33"><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3">void basic_string_append_cstr(</text:p>
            <text:p text:style-name="P33"><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3">void basic_string_append_subcstr(</text:p>
            <text:p text:style-name="P33"><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3">void<text:span text:style-name="T38">　</text:span><text:span text:style-name="T37">basic_string</text:span>_append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3">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3">basic_string_iterator_t basic_string_insert(</text:p>
            <text:p text:style-name="P33"><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3">basic_string_iterator_t basic_string_insert_n(</text:p>
            <text:p text:style-name="P33"><text:s text:c="4"/>basic_string_t* pt_basic_string, basic_string_iterator_t it_pos,</text:p>
            <text:p text:style-name="P33"><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3">void basic_string_insert_string(</text:p>
            <text:p text:style-name="P33"><text:s text:c="4"/>basic_string_t* pt_basic_string, size_t t_pos,</text:p>
            <text:p text:style-name="P33"><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3">void basic_string_insert_substring(</text:p>
            <text:p text:style-name="P33"><text:s text:c="4"/>basic_string_t* pt_basic_string, size_t t_pos,</text:p>
            <text:p text:style-name="P33"><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3">void basic_string_insert_cstr(</text:p>
            <text:p text:style-name="P33"><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3">void basic_string_insert_subcstr(</text:p>
            <text:p text:style-name="P33"><text:s text:c="4"/>basic_string_t* pt_basic_string, size_t t_pos,</text:p>
            <text:p text:style-name="P33"><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3">void<text:span text:style-name="T38">　</text:span><text:span text:style-name="T37">basic_string</text:span>_insert_range(</text:p>
            <text:p text:style-name="P33"><text:s text:c="4"/>basic_string_t* pt_basic_string, basic_string_iterator_t it_pos,</text:p>
            <text:p text:style-name="P33"><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3">void basic_string_insert_elem(</text:p>
            <text:p text:style-name="P33"><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3">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3">void basic_string_resize(</text:p>
            <text:p text:style-name="P33"><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3">basic_string_iterator_t basic_string_erase(</text:p>
            <text:p text:style-name="P33"><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3"><text:span text:style-name="T38">b</text:span><text:span text:style-name="T37">asic_string_iterator_t</text:span><text:span text:style-name="T38">　</text:span><text:span text:style-name="T37">basic_string</text:span>_erase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3">void basic_string_erase_substring(</text:p>
            <text:p text:style-name="P33"><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3">void basic_string_replace(</text:p>
            <text:p text:style-name="P33"><text:s text:c="4"/>basic_string_t* pt_basic_string, size_t t_pos, size_t t_len,</text:p>
            <text:p text:style-name="P33"><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3">void basic_string_replace_substring(</text:p>
            <text:p text:style-name="P33"><text:s text:c="4"/>basic_string_t* pt_basic_string, size_t t_pos, size_t t_len,</text:p>
            <text:p text:style-name="P33"><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3">void basic_string_replace_cstr(</text:p>
            <text:p text:style-name="P33"><text:s text:c="4"/>basic_string_t* pt_basic_string, size_t t_pos, size_t t_len,</text:p>
            <text:p text:style-name="P33"><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3">void basic_string_replace_subcstr(</text:p>
            <text:p text:style-name="P33"><text:soft-page-break/><text:s text:c="4"/>basic_string_t* pt_basic_string, size_t t_pos, size_t t_len,</text:p>
            <text:p text:style-name="P33"><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3">void basic_string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3">void basic_string_range_replace(</text:p>
            <text:p text:style-name="P33"><text:s text:c="4"/>basic_string_t* pt_basic_string, basic_string_iterator_t it_begin,</text:p>
            <text:p text:style-name="P33"><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3">void basic_string_range_replace_substring(</text:p>
            <text:p text:style-name="P33"><text:s text:c="4"/>basic_string_t* pt_basic_string, basic_string_iterator_t it_begin,</text:p>
            <text:p text:style-name="P33"><text:s text:c="4"/>basic_string_iterator_t it_end, const basic_string_t* cpt_replace,</text:p>
            <text:p text:style-name="P33"><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3">void basic_string_range_replace_cstr(</text:p>
            <text:p text:style-name="P33"><text:s text:c="4"/>basic_string_t* pt_basic_string, basic_string_iterator_t it_begin,</text:p>
            <text:p text:style-name="P33"><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3">void basic_string_range_replace_subcstr(</text:p>
            <text:p text:style-name="P33"><text:s text:c="4"/>basic_string_t* pt_basic_string, basic_string_iterator_t it_begin,</text:p>
            <text:p text:style-name="P33"><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3">void basic_string_range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3">void basic_string_replace_range(</text:p>
            <text:p text:style-name="P33"><text:s text:c="4"/>basic_string_t* pt_basic_string,</text:p>
            <text:p text:style-name="P33"><text:s text:c="4"/>basic_string_iterator_t it_begin, basic_string_iterator_t it_end,</text:p>
            <text:p text:style-name="P33"><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34517251"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3">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3">bool_t _basic_string_iterator_equal(</text:p>
            <text:p text:style-name="P33"><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3">bool_t _basic_string_iterator_less(</text:p>
            <text:p text:style-name="P33"><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3">bool_t _basic_string_iterator_before(</text:p>
            <text:p text:style-name="P33"><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3">void _basic_string_iterator_get_value(</text:p>
            <text:p text:style-name="P33"><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3">void _basic_string_iterator_set_value(</text:p>
            <text:p text:style-name="P33"><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3">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3">basic_string_iterator_t _basic_string_iterator_next(</text:p>
            <text:p text:style-name="P33"><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3">basic_string_iterator_t _basic_string_iterator_prev(</text:p>
            <text:p text:style-name="P33"><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3">basic_string_iterator_t _basic_string_iterator_next_n(</text:p>
            <text:p text:style-name="P33"><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3">basic_string_iterator_t _basic_string_iterator_prev_n(</text:p>
            <text:p text:style-name="P33"><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3">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3">int _basic_string_iterator_minus(</text:p>
            <text:p text:style-name="P33"><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4496295"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3">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3">bool_t _create_basic_string_auxiliary(</text:p>
            <text:p text:style-name="P33"><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3">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3">void _basic_string_init_elem_varg(</text:p>
            <text:p text:style-name="P33"><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3">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3">size_t _basic_string_find_elem(</text:p>
            <text:p text:style-name="P33"><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3">size_t _basic_string_find_elem_varg(</text:p>
            <text:p text:style-name="P33"><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3">size_t _basic_string_rfind_elem(</text:p>
            <text:p text:style-name="P33"><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3">size_t _basic_string_rfind_elem_varg(</text:p>
            <text:p text:style-name="P33"><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3">size_t _basic_string_find_first_not_of_elem(</text:p>
            <text:p text:style-name="P33"><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3">size_t _basic_string_find_first_not_of_elem_varg(</text:p>
            <text:p text:style-name="P33"><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3">size_t _basic_string_find_last_not_of_elem(</text:p>
            <text:p text:style-name="P33"><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3">size_t _basic_string_find_last_not_of_elem_varg(</text:p>
            <text:p text:style-name="P33"><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3">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3">void _basic_string_connect_elem_varg(</text:p>
            <text:p text:style-name="P33"><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3">void _basic_string_assign_elem(</text:p>
            <text:p text:style-name="P33"><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3">void _basic_string_assign_elem_varg(</text:p>
            <text:p text:style-name="P33"><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3">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3">void _basic_string_push_back_varg(</text:p>
            <text:p text:style-name="P33"><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3">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3">void _basic_string_resize(</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3">void _basic_string_resize_varg(</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3">basic_string_iterator_t _basic_string_insert(</text:p>
            <text:p text:style-name="P33"><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3">basic_string_iterator_t _basic_string_insert_n(</text:p>
            <text:p text:style-name="P33"><text:s text:c="4"/>basic_string_t* pt_basic_string, basic_string_iterator_t it_pos,</text:p>
            <text:p text:style-name="P33"><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3">basic_string_iterator_t _basic_string_insert_n_varg(</text:p>
            <text:p text:style-name="P33"><text:soft-page-break/><text:s text:c="4"/>basic_string_t* pt_basic_string, basic_string_iterator_t i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3">void _basic_string_insert_elem(</text:p>
            <text:p text:style-name="P33"><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3">void _basic_string_insert_elem_varg(</text:p>
            <text:p text:style-name="P33"><text:s text:c="4"/>basic_string_t* pt_basic_string, size_t 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3">void _basic_string_range_replace_elem(</text:p>
            <text:p text:style-name="P33"><text:s text:c="4"/>basic_string_t* pt_basic_string,</text:p>
            <text:p text:style-name="P33"><text:s text:c="4"/>basic_string_iterator_t it_begin, basic_string_iterator_t it_end,</text:p>
            <text:p text:style-name="P33"><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3">void _basic_string_range_replace_elem_varg(</text:p>
            <text:p text:style-name="P33"><text:s text:c="4"/>basic_string_t* pt_basic_string,</text:p>
            <text:p text:style-name="P33"><text:s text:c="4"/>basic_string_iterator_t it_begin, basic_string_iterator_t it_end,</text:p>
            <text:p text:style-name="P33"><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3">void _basic_string_replace_elem(</text:p>
            <text:p text:style-name="P33"><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3">void _basic_string_replace_elem_varg(</text:p>
            <text:p text:style-name="P33"><text:s text:c="4"/>basic_string_t* pt_basic_string,</text:p>
            <text:p text:style-name="P33"><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3">void _basic_string_init_elem_auxiliary(</text:p>
            <text:p text:style-name="P33"><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3">bool_t _basic_string_same_type(</text:p>
            <text:p text:style-name="P33"><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3">size_t _basic_string_get_value_string_length(</text:p>
            <text:p text:style-name="P33"><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3">void _basic_string_get_varg_value_auxiliary(</text:p>
            <text:p text:style-name="P33"><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3">void _basic_string_destroy_varg_value_auxiliary(</text:p>
            <text:p text:style-name="P33"><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34497257" text:continue-numbering="true" text:style-name="WW8Num13">
        <text:list-item>
          <text:h text:style-name="P50"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34507192"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34515939" text:continue-numbering="true" text:style-name="WW8Num13">
        <text:list-item>
          <text:list>
            <text:list-item>
              <text:h text:style-name="P52" text:outline-level="2"><text:span text:style-name="T6">string</text:span><text:span text:style-name="T23">迭代</text:span>器</text:h>
            </text:list-item>
          </text:list>
        </text:list-item>
      </text:list>
      <text:p text:style-name="P21"><text:tab/>直接使用basic_string的迭代器作为string的迭代器。</text:p>
      <text:list xml:id="list34487563"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3">typedef basic_string_t string_t;</text:p>
          </table:table-cell>
        </table:table-row>
      </table:table>
      <text:p text:style-name="P21"/>
      <text:list xml:id="list34517068" text:continue-numbering="true" text:style-name="WW8Num13">
        <text:list-item>
          <text:list>
            <text:list-item>
              <text:h text:style-name="P55"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8">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8">string_compare</text:p>
          </table:table-cell>
          <table:table-cell table:style-name="表格99.B2" office:value-type="string">
            <text:p text:style-name="P37">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3">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3">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3">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3">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3">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3">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3">void string_init_copy_substring(</text:p>
            <text:p text:style-name="P33"><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3">void string_init_copy_range(string_t* pstr_string,</text:p>
            <text:p text:style-name="P33"><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3">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3">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3">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3">size_t string_copy(</text:p>
            <text:p text:style-name="P33"><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3">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3">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3">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3">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3">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3">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3">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3">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3">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3">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3">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3">bool_t string_greater_equal(</text:p>
            <text:p text:style-name="P33"><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3">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3">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3">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3">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3">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3">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3">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3">int string_compare_substring_string(</text:p>
            <text:p text:style-name="P33"><text:s text:c="4"/>const string_t* cpstr_first, size_t t_pos, size_t t_len,</text:p>
            <text:p text:style-name="P33"><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3">int string_compare_substring_substring(</text:p>
            <text:p text:style-name="P33"><text:s text:c="4"/>const string_t* cpstr_first, size_t t_firstpos, size_t t_firstlen,</text:p>
            <text:p text:style-name="P33"><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3">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3">int string_compare_substring_cstr(</text:p>
            <text:p text:style-name="P33"><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3">int string_compare_substring_subcstr(</text:p>
            <text:p text:style-name="P33"><text:s text:c="4"/>const string_t* cpstr_string, size_t t_pos, size_t t_len,</text:p>
            <text:p text:style-name="P33"><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3">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3">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3">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3">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3">size_t string_find(</text:p>
            <text:p text:style-name="P33"><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3">size_t string_find_cstr(</text:p>
            <text:p text:style-name="P33"><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3">size_t string_find_subcstr(</text:p>
            <text:p text:style-name="P33"><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3">size_t string_find_char(</text:p>
            <text:p text:style-name="P33"><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3">size_t string_rfind(</text:p>
            <text:p text:style-name="P33"><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3">size_t string_rfind_cstr(</text:p>
            <text:p text:style-name="P33"><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3">size_t string_rfind_subcstr(</text:p>
            <text:p text:style-name="P33"><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3">size_t string_rfind_char(</text:p>
            <text:p text:style-name="P33"><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3">size_t string_find_first_of(</text:p>
            <text:p text:style-name="P33"><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3">size_t string_find_first_of_cstr(</text:p>
            <text:p text:style-name="P33"><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3">size_t string_find_fir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3">size_t string_find_first_of_char(</text:p>
            <text:p text:style-name="P33"><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3">size_t string_find_first_not_of(</text:p>
            <text:p text:style-name="P33"><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3">size_t string_find_first_not_of_cstr(</text:p>
            <text:p text:style-name="P33"><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3">size_t string_find_fir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3">size_t string_find_first_not_of_char(</text:p>
            <text:p text:style-name="P33"><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3">size_t string_find_last_of(</text:p>
            <text:p text:style-name="P33"><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3">size_t string_find_last_of_cstr(</text:p>
            <text:p text:style-name="P33"><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3">size_t string_find_la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3">size_t string_find_last_of_char(</text:p>
            <text:p text:style-name="P33"><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3">size_t string_find_last_not_of(</text:p>
            <text:p text:style-name="P33"><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3">size_t string_find_last_not_of_cstr(</text:p>
            <text:p text:style-name="P33"><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3">size_t string_find_la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3">size_t string_find_last_not_of_char(</text:p>
            <text:p text:style-name="P33"><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3">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3">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3">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3">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3">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3">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3">void string_assign_substring(</text:p>
            <text:p text:style-name="P33"><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3">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3">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3">void<text:span text:style-name="T38">　</text:span><text:span text:style-name="T37">string</text:span>_assign_range(</text:p>
            <text:p text:style-name="P33"><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3">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3">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3">void string_append_substring(</text:p>
            <text:p text:style-name="P33"><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3">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3">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3">void<text:span text:style-name="T38">　</text:span><text:span text:style-name="T37">string</text:span>_append_range(</text:p>
            <text:p text:style-name="P33"><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3">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1"/>
      <text:p text:style-name="P21"/>
      <text:p text:style-name="P21"/>
      <text:p text:style-name="P24"/>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503033" text:continue-numbering="true" text:style-name="WW8Num13">
        <text:list-item>
          <text:list>
            <text:list-item>
              <text:h text:style-name="P55" text:outline-level="2">迭代器接口</text:h>
            </text:list-item>
          </text:list>
        </text:list-item>
      </text:list>
      <text:p text:style-name="P21"><text:tab/>由于直接使用basic_string迭代器作为实现，所以string并没有提供迭代器接口。</text:p>
      <text:list xml:id="list34517331" text:continue-numbering="true" text:style-name="WW8Num13">
        <text:list-item>
          <text:list>
            <text:list-item>
              <text:h text:style-name="P55" text:outline-level="2"><text:soft-page-break/>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3">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3">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512788" text:continue-numbering="true" text:style-name="WW8Num13">
        <text:list-item>
          <text:h text:style-name="P50" text:outline-level="1"><text:soft-page-break/>libcstl 2.1<text:span text:style-name="T20">更新</text:span></text:h>
          <text:list>
            <text:list-item>
              <text:h text:style-name="P58" text:outline-level="2"><text:span text:style-name="T6">libcstl 2.1</text:span><text:span text:style-name="T3">新特性</text:span></text:h>
            </text:list-item>
          </text:list>
        </text:list-item>
      </text:list>
      <text:list xml:id="list31385436"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498593" text:continue-list="list34512788" text:style-name="WW8Num13">
        <text:list-item>
          <text:list>
            <text:list-item>
              <text:h text:style-name="P58" text:outline-level="2"><text:span text:style-name="T6">libcstl 2.1</text:span><text:span text:style-name="T3">改善</text:span></text:h>
            </text:list-item>
          </text:list>
        </text:list-item>
      </text:list>
      <text:list xml:id="list31368138"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list xml:id="list34510484" text:continue-list="list34498593" text:style-name="WW8Num13">
        <text:list-item>
          <text:list>
            <text:list-item>
              <text:h text:style-name="P58" text:outline-level="2"><text:span text:style-name="T6">libcstl 2.1</text:span><text:span text:style-name="T3">代码的优化</text:span></text:h>
            </text:list-item>
          </text:list>
        </text:list-item>
      </text:list>
      <text:list xml:id="list34499874" text:continue-list="list31368138"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text:soft-page-break/>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list xml:id="list34510139" text:continue-list="list34510484"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5">vector_t</text:p>
          </table:table-cell>
          <table:table-cell table:style-name="Table147.B2" office:value-type="string">
            <text:p text:style-name="P36">vec</text:p>
          </table:table-cell>
        </table:table-row>
        <table:table-row>
          <table:table-cell table:style-name="Table147.A2" office:value-type="string">
            <text:p text:style-name="P35">list_t</text:p>
          </table:table-cell>
          <table:table-cell table:style-name="Table147.B2" office:value-type="string">
            <text:p text:style-name="P36">list</text:p>
          </table:table-cell>
        </table:table-row>
        <table:table-row>
          <table:table-cell table:style-name="Table147.A2" office:value-type="string">
            <text:p text:style-name="P35">slist_t</text:p>
          </table:table-cell>
          <table:table-cell table:style-name="Table147.B2" office:value-type="string">
            <text:p text:style-name="P36">slist</text:p>
          </table:table-cell>
        </table:table-row>
        <table:table-row>
          <table:table-cell table:style-name="Table147.A2" office:value-type="string">
            <text:p text:style-name="P35">deque_t</text:p>
          </table:table-cell>
          <table:table-cell table:style-name="Table147.B2" office:value-type="string">
            <text:p text:style-name="P36">deq</text:p>
          </table:table-cell>
        </table:table-row>
        <table:table-row>
          <table:table-cell table:style-name="Table147.A2" office:value-type="string">
            <text:p text:style-name="P35">set_t</text:p>
          </table:table-cell>
          <table:table-cell table:style-name="Table147.B2" office:value-type="string">
            <text:p text:style-name="P36">set</text:p>
          </table:table-cell>
        </table:table-row>
        <table:table-row>
          <table:table-cell table:style-name="Table147.A2" office:value-type="string">
            <text:p text:style-name="P35">multiset_t</text:p>
          </table:table-cell>
          <table:table-cell table:style-name="Table147.B2" office:value-type="string">
            <text:p text:style-name="P36">mset</text:p>
          </table:table-cell>
        </table:table-row>
        <table:table-row>
          <table:table-cell table:style-name="Table147.A2" office:value-type="string">
            <text:p text:style-name="P35">map_t</text:p>
          </table:table-cell>
          <table:table-cell table:style-name="Table147.B2" office:value-type="string">
            <text:p text:style-name="P36">map</text:p>
          </table:table-cell>
        </table:table-row>
        <table:table-row>
          <table:table-cell table:style-name="Table147.A2" office:value-type="string">
            <text:p text:style-name="P35">multimap_t</text:p>
          </table:table-cell>
          <table:table-cell table:style-name="Table147.B2" office:value-type="string">
            <text:p text:style-name="P36">mmap</text:p>
          </table:table-cell>
        </table:table-row>
        <table:table-row>
          <table:table-cell table:style-name="Table147.A2" office:value-type="string">
            <text:p text:style-name="P35">hash_set_t</text:p>
          </table:table-cell>
          <table:table-cell table:style-name="Table147.B2" office:value-type="string">
            <text:p text:style-name="P36">hset</text:p>
          </table:table-cell>
        </table:table-row>
        <table:table-row>
          <table:table-cell table:style-name="Table147.A2" office:value-type="string">
            <text:p text:style-name="P35">hash_multiset_t</text:p>
          </table:table-cell>
          <table:table-cell table:style-name="Table147.B2" office:value-type="string">
            <text:p text:style-name="P36">hmset</text:p>
          </table:table-cell>
        </table:table-row>
        <table:table-row>
          <table:table-cell table:style-name="Table147.A2" office:value-type="string">
            <text:p text:style-name="P35">hash_map_t</text:p>
          </table:table-cell>
          <table:table-cell table:style-name="Table147.B2" office:value-type="string">
            <text:p text:style-name="P36">hmap</text:p>
          </table:table-cell>
        </table:table-row>
        <table:table-row>
          <table:table-cell table:style-name="Table147.A2" office:value-type="string">
            <text:p text:style-name="P35">hash_mutlimap_t</text:p>
          </table:table-cell>
          <table:table-cell table:style-name="Table147.B2" office:value-type="string">
            <text:p text:style-name="P36">hmmap</text:p>
          </table:table-cell>
        </table:table-row>
        <table:table-row>
          <table:table-cell table:style-name="Table147.A2" office:value-type="string">
            <text:p text:style-name="P35">queue_t</text:p>
          </table:table-cell>
          <table:table-cell table:style-name="Table147.B2" office:value-type="string">
            <text:p text:style-name="P36">que</text:p>
          </table:table-cell>
        </table:table-row>
        <table:table-row>
          <table:table-cell table:style-name="Table147.A2" office:value-type="string">
            <text:p text:style-name="P35">priority_queue_t</text:p>
          </table:table-cell>
          <table:table-cell table:style-name="Table147.B2" office:value-type="string">
            <text:p text:style-name="P36">pq</text:p>
          </table:table-cell>
        </table:table-row>
        <table:table-row>
          <table:table-cell table:style-name="Table147.A2" office:value-type="string">
            <text:p text:style-name="P35">stack_t</text:p>
          </table:table-cell>
          <table:table-cell table:style-name="Table147.B2" office:value-type="string">
            <text:p text:style-name="P36">sk</text:p>
          </table:table-cell>
        </table:table-row>
        <table:table-row>
          <table:table-cell table:style-name="Table147.A2" office:value-type="string">
            <text:p text:style-name="P35">iterator_t</text:p>
          </table:table-cell>
          <table:table-cell table:style-name="Table147.B2" office:value-type="string">
            <text:p text:style-name="P36">it</text:p>
          </table:table-cell>
        </table:table-row>
        <table:table-row>
          <table:table-cell table:style-name="Table147.A2" office:value-type="string">
            <text:p text:style-name="P35">range_t</text:p>
          </table:table-cell>
          <table:table-cell table:style-name="Table147.B2" office:value-type="string">
            <text:p text:style-name="P36">r</text:p>
          </table:table-cell>
        </table:table-row>
        <table:table-row>
          <table:table-cell table:style-name="Table147.A2" office:value-type="string">
            <text:p text:style-name="P35">pair_t</text:p>
          </table:table-cell>
          <table:table-cell table:style-name="Table147.B2" office:value-type="string">
            <text:p text:style-name="P36">pair</text:p>
          </table:table-cell>
        </table:table-row>
        <table:table-row>
          <table:table-cell table:style-name="Table147.A2" office:value-type="string">
            <text:p text:style-name="P35">bool_t</text:p>
          </table:table-cell>
          <table:table-cell table:style-name="Table147.B2" office:value-type="string">
            <text:p text:style-name="P36">b</text:p>
          </table:table-cell>
        </table:table-row>
        <table:table-row>
          <table:table-cell table:style-name="Table147.A2" office:value-type="string">
            <text:p text:style-name="P35">string_t</text:p>
          </table:table-cell>
          <table:table-cell table:style-name="Table147.B2" office:value-type="string">
            <text:p text:style-name="P36">str</text:p>
          </table:table-cell>
        </table:table-row>
        <text:soft-page-break/>
        <table:table-row>
          <table:table-cell table:style-name="Table147.A2" office:value-type="string">
            <text:p text:style-name="P35">_byte_t</text:p>
          </table:table-cell>
          <table:table-cell table:style-name="Table147.B2" office:value-type="string">
            <text:p text:style-name="P36">by</text:p>
          </table:table-cell>
        </table:table-row>
        <table:table-row>
          <table:table-cell table:style-name="Table147.A2" office:value-type="string">
            <text:p text:style-name="P35">char*</text:p>
          </table:table-cell>
          <table:table-cell table:style-name="Table147.B2" office:value-type="string">
            <text:p text:style-name="P36">s</text:p>
          </table:table-cell>
        </table:table-row>
        <table:table-row>
          <table:table-cell table:style-name="Table147.A2" office:value-type="string">
            <text:p text:style-name="P35">binary_function_t</text:p>
          </table:table-cell>
          <table:table-cell table:style-name="Table147.B2" office:value-type="string">
            <text:p text:style-name="P36">bfun</text:p>
          </table:table-cell>
        </table:table-row>
        <table:table-row>
          <table:table-cell table:style-name="Table147.A2" office:value-type="string">
            <text:p text:style-name="P35">unary_function_t</text:p>
          </table:table-cell>
          <table:table-cell table:style-name="Table147.B2" office:value-type="string">
            <text:p text:style-name="P36">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3-29T14:37:49.05</dc:date>
    <meta:editing-cycles>1955</meta:editing-cycles>
    <meta:editing-duration>P20DT8H22M40S</meta:editing-duration>
    <meta:generator>OpenOffice.org/3.3$Win32 OpenOffice.org_project/330m20$Build-9567</meta:generator>
    <dc:creator>Bo Wang</dc:creator>
    <meta:document-statistic meta:table-count="708" meta:image-count="41" meta:object-count="0" meta:page-count="300" meta:paragraph-count="9461" meta:word-count="76818" meta:character-count="290003"/>
  </office:meta>
</office:document-meta>
</file>